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IDFont+F1" svg:font-family="CIDFont+F1" style:font-family-generic="roman" style:font-pitch="variable"/>
    <style:font-face style:name="CIDFont+F2" svg:font-family="CIDFont+F2" style:font-family-generic="roman" style:font-pitch="variable"/>
    <style:font-face style:name="CIDFont+F3" svg:font-family="CIDFont+F3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color="#ffffff" loext:opacity="100%" officeooo:rsid="001f46b7" officeooo:paragraph-rsid="001f46b7"/>
    </style:style>
    <style:style style:name="P2" style:family="paragraph" style:parent-style-name="Title">
      <style:text-properties fo:color="#ffffff" loext:opacity="100%" officeooo:rsid="001f46b7" officeooo:paragraph-rsid="001f46b7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text-properties fo:color="#ffffff" loext:opacity="100%" officeooo:rsid="001f46b7" officeooo:paragraph-rsid="001f46b7"/>
    </style:style>
    <style:style style:name="T1" style:family="text">
      <style:text-properties fo:color="#ffffff" loext:opacity="100%" style:font-name="CIDFont+F1" fo:font-size="11pt" style:font-size-asian="11pt"/>
    </style:style>
    <style:style style:name="T2" style:family="text">
      <style:text-properties fo:color="#ffffff" loext:opacity="100%" style:font-name="CIDFont+F3" fo:font-size="11pt" style:font-size-asian="11pt"/>
    </style:style>
    <style:style style:name="T3" style:family="text">
      <style:text-properties fo:color="#ffffff" loext:opacity="100%" style:font-name="CIDFont+F2" fo:font-size="11pt" style:font-size-asian="11pt"/>
    </style:style>
    <style:style style:name="T4" style:family="text">
      <style:text-properties style:font-name="CIDFont+F2" fo:font-size="11pt" style:font-size-asian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T255-Artificial_Intelligence</text:p>
      <text:p text:style-name="P1"><text:tab/><text:tab/><text:tab/><text:tab/><text:tab/>by Mrs. Anburajam</text:p>
      <text:p text:style-name="P1"/>
      <text:p text:style-name="P1">credits: 4 (3,0,2)</text:p>
      <text:p text:style-name="P3"><text:span text:style-name="T1">AI250 Artificial Intelligence (3-0-2) 4</text:span></text:p>
      <text:p text:style-name="P3"><text:span text:style-name="T2">Introduction to AI-Problem formulation, Problem Definition -Production systems, Control strategies, Search strategies.</text:span></text:p>
      <text:p text:style-name="P3"><text:span text:style-name="T2">Problem characteristics, Production system characteristics -Specialized production system- Problem solving methods –</text:span></text:p>
      <text:p text:style-name="P3"><text:span text:style-name="T2">Problem graphs, Matching, Indexing and Heuristic functions -Hill Climbing-Depth first and Breath first, Constraints</text:span></text:p>
      <text:p text:style-name="P3"><text:span text:style-name="T2">satisfaction – Measure of performance and analysis of search algorithms.- Game playing – Knowledge representation,</text:span></text:p>
      <text:p text:style-name="P3"><text:span text:style-name="T2">Knowledge representation using Predicate logic, Introduction to predicate calculus, Resolution, Use of predicate</text:span></text:p>
      <text:p text:style-name="P3"><text:span text:style-name="T2">calculus, Knowledge representation using other logic-Structured representation of knowledge- Basic plan generation</text:span></text:p>
      <text:p text:style-name="P3"><text:span text:style-name="T2">systems – Strips -Advanced plan generation systems – K strips -Strategic explanations -Why, Why not and how</text:span></text:p>
      <text:p text:style-name="P3"><text:span text:style-name="T2">explanations. Learning- Machine learning, adaptive Learning.-Expert systems – Architecture of expert systems, Roles of</text:span></text:p>
      <text:p text:style-name="P3"><text:span text:style-name="T2">expert systems – Knowledge Acquisition – Meta knowledge, Heuristics. Typical expert systems – MYCIN, DART,</text:span></text:p>
      <text:p text:style-name="P3"><text:span text:style-name="T2">XOON, Expert systems shells.</text:span></text:p>
      <text:p text:style-name="P3"><text:span text:style-name="T3">Kevin Night and Elaine Rich, Nair B., “Artificial Intelligence (SIE)”, McGraw Hill- 2008.)</text:span></text:p>
      <text:p text:style-name="P3"><text:span text:style-name="T3">Dan W. Patterson, “Introduction to AI and ES”, Pearson Education, 2007</text:span></text:p>
      <text:p text:style-name="P3"><text:span text:style-name="T3">Peter Jackson, “Introduction to Expert Systems”, 3rd Edition, Pearson Education, 2007.</text:span></text:p>
      <text:p text:style-name="P4"><text:span text:style-name="T4">Stuart Russel and Peter Norvig “AI – A Modern Approach”, 2nd Edition, Pearson Education 2007.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IDFont+F1" svg:font-family="CIDFont+F1" style:font-family-generic="roman" style:font-pitch="variable"/>
    <style:font-face style:name="CIDFont+F2" svg:font-family="CIDFont+F2" style:font-family-generic="roman" style:font-pitch="variable"/>
    <style:font-face style:name="CIDFont+F3" svg:font-family="CIDFont+F3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10T14:38:18.895000000</dc:date>
    <meta:editing-duration>PT2M50S</meta:editing-duration>
    <meta:editing-cycles>2</meta:editing-cycles>
    <meta:generator>LibreOffice/7.4.4.2$Windows_X86_64 LibreOffice_project/85569322deea74ec9134968a29af2df5663baa21</meta:generator>
    <meta:document-statistic meta:table-count="0" meta:image-count="0" meta:object-count="0" meta:page-count="1" meta:paragraph-count="18" meta:word-count="180" meta:character-count="1495" meta:non-whitespace-character-count="1318"/>
  </office:meta>
</office:document-meta>
</file>